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AMD E-450 A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4" calcext:value-type="float">
            <text:p>9994</text:p>
          </table:table-cell>
          <table:table-cell office:value-type="float" office:value="10067" calcext:value-type="float">
            <text:p>10067</text:p>
          </table:table-cell>
          <table:table-cell office:value-type="float" office:value="19976" calcext:value-type="float">
            <text:p>19976</text:p>
          </table:table-cell>
          <table:table-cell office:value-type="float" office:value="19992" calcext:value-type="float">
            <text:p>19992</text:p>
          </table:table-cell>
          <table:table-cell office:value-type="float" office:value="25764" calcext:value-type="float">
            <text:p>25764</text:p>
          </table:table-cell>
          <table:table-cell office:value-type="float" office:value="25815" calcext:value-type="float">
            <text:p>25815</text:p>
          </table:table-cell>
          <table:table-cell office:value-type="float" office:value="90042" calcext:value-type="float">
            <text:p>90042</text:p>
          </table:table-cell>
          <table:table-cell office:value-type="float" office:value="90255" calcext:value-type="float">
            <text:p>90255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84" calcext:value-type="float">
            <text:p>9984</text:p>
          </table:table-cell>
          <table:table-cell office:value-type="float" office:value="10003" calcext:value-type="float">
            <text:p>10003</text:p>
          </table:table-cell>
          <table:table-cell office:value-type="float" office:value="13985" calcext:value-type="float">
            <text:p>13985</text:p>
          </table:table-cell>
          <table:table-cell office:value-type="float" office:value="14005" calcext:value-type="float">
            <text:p>14005</text:p>
          </table:table-cell>
          <table:table-cell office:value-type="float" office:value="19968" calcext:value-type="float">
            <text:p>19968</text:p>
          </table:table-cell>
          <table:table-cell office:value-type="float" office:value="20006" calcext:value-type="float">
            <text:p>20006</text:p>
          </table:table-cell>
          <table:table-cell office:value-type="float" office:value="59979" calcext:value-type="float">
            <text:p>59979</text:p>
          </table:table-cell>
          <table:table-cell office:value-type="float" office:value="60220" calcext:value-type="float">
            <text:p>602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7" calcext:value-type="float">
            <text:p>9987</text:p>
          </table:table-cell>
          <table:table-cell office:value-type="float" office:value="10195" calcext:value-type="float">
            <text:p>10195</text:p>
          </table:table-cell>
          <table:table-cell office:value-type="float" office:value="19968" calcext:value-type="float">
            <text:p>19968</text:p>
          </table:table-cell>
          <table:table-cell office:value-type="float" office:value="21745" calcext:value-type="float">
            <text:p>2174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AMD E-450 APU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Nvidia Shie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75" calcext:value-type="float">
            <text:p>10975</text:p>
          </table:table-cell>
          <table:table-cell office:value-type="float" office:value="10983" calcext:value-type="float">
            <text:p>10983</text:p>
          </table:table-cell>
          <table:table-cell office:value-type="float" office:value="12923" calcext:value-type="float">
            <text:p>12923</text:p>
          </table:table-cell>
          <table:table-cell office:value-type="float" office:value="12954" calcext:value-type="float">
            <text:p>12954</text:p>
          </table:table-cell>
          <table:table-cell office:value-type="float" office:value="16110" calcext:value-type="float">
            <text:p>16110</text:p>
          </table:table-cell>
          <table:table-cell office:value-type="float" office:value="16168" calcext:value-type="float">
            <text:p>16168</text:p>
          </table:table-cell>
          <table:table-cell office:value-type="float" office:value="67937" calcext:value-type="float">
            <text:p>67937</text:p>
          </table:table-cell>
          <table:table-cell office:value-type="float" office:value="68204" calcext:value-type="float">
            <text:p>68204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74" calcext:value-type="float">
            <text:p>10474</text:p>
          </table:table-cell>
          <table:table-cell office:value-type="float" office:value="10489" calcext:value-type="float">
            <text:p>10489</text:p>
          </table:table-cell>
          <table:table-cell office:value-type="float" office:value="10351" calcext:value-type="float">
            <text:p>10351</text:p>
          </table:table-cell>
          <table:table-cell office:value-type="float" office:value="10369" calcext:value-type="float">
            <text:p>10369</text:p>
          </table:table-cell>
          <table:table-cell office:value-type="float" office:value="14598" calcext:value-type="float">
            <text:p>14598</text:p>
          </table:table-cell>
          <table:table-cell office:value-type="float" office:value="14634" calcext:value-type="float">
            <text:p>14634</text:p>
          </table:table-cell>
          <table:table-cell office:value-type="float" office:value="52519" calcext:value-type="float">
            <text:p>52519</text:p>
          </table:table-cell>
          <table:table-cell office:value-type="float" office:value="52665" calcext:value-type="float">
            <text:p>5266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5" calcext:value-type="float">
            <text:p>10055</text:p>
          </table:table-cell>
          <table:table-cell office:value-type="float" office:value="10025" calcext:value-type="float">
            <text:p>10025</text:p>
          </table:table-cell>
          <table:table-cell office:value-type="float" office:value="10055" calcext:value-type="float">
            <text:p>10055</text:p>
          </table:table-cell>
          <table:table-cell office:value-type="float" office:value="10025" calcext:value-type="float">
            <text:p>10025</text:p>
          </table:table-cell>
          <table:table-cell office:value-type="float" office:value="10084" calcext:value-type="float">
            <text:p>10084</text:p>
          </table:table-cell>
          <table:table-cell office:value-type="float" office:value="12785" calcext:value-type="float">
            <text:p>12785</text:p>
          </table:table-cell>
          <table:table-cell office:value-type="float" office:value="13921" calcext:value-type="float">
            <text:p>1392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Nvidia Shiel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HTC Desire 5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44" calcext:value-type="float">
            <text:p>16144</text:p>
          </table:table-cell>
          <table:table-cell office:value-type="float" office:value="16180" calcext:value-type="float">
            <text:p>16180</text:p>
          </table:table-cell>
          <table:table-cell office:value-type="float" office:value="26151" calcext:value-type="float">
            <text:p>26151</text:p>
          </table:table-cell>
          <table:table-cell office:value-type="float" office:value="26266" calcext:value-type="float">
            <text:p>26266</text:p>
          </table:table-cell>
          <table:table-cell office:value-type="float" office:value="47405" calcext:value-type="float">
            <text:p>47405</text:p>
          </table:table-cell>
          <table:table-cell office:value-type="float" office:value="47508" calcext:value-type="float">
            <text:p>47508</text:p>
          </table:table-cell>
          <table:table-cell office:value-type="float" office:value="285300" calcext:value-type="float">
            <text:p>285300</text:p>
          </table:table-cell>
          <table:table-cell office:value-type="float" office:value="286360" calcext:value-type="float">
            <text:p>286360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73" calcext:value-type="float">
            <text:p>10573</text:p>
          </table:table-cell>
          <table:table-cell office:value-type="float" office:value="10613" calcext:value-type="float">
            <text:p>10613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5" calcext:value-type="float">
            <text:p>11295</text:p>
          </table:table-cell>
          <table:table-cell office:value-type="float" office:value="10711" calcext:value-type="float">
            <text:p>10711</text:p>
          </table:table-cell>
          <table:table-cell office:value-type="float" office:value="101047" calcext:value-type="float">
            <text:p>101047</text:p>
          </table:table-cell>
          <table:table-cell office:value-type="float" office:value="27765" calcext:value-type="float">
            <text:p>27765</text:p>
          </table:table-cell>
          <table:table-cell office:value-type="float" office:value="31154" calcext:value-type="float">
            <text:p>31154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HTC Desire 5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Intel i7-4970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9" calcext:value-type="float">
            <text:p>10079</text:p>
          </table:table-cell>
          <table:table-cell office:value-type="float" office:value="10104" calcext:value-type="float">
            <text:p>10104</text:p>
          </table:table-cell>
          <table:table-cell office:value-type="float" office:value="10069" calcext:value-type="float">
            <text:p>10069</text:p>
          </table:table-cell>
          <table:table-cell office:value-type="float" office:value="10092" calcext:value-type="float">
            <text:p>10092</text:p>
          </table:table-cell>
          <table:table-cell office:value-type="float" office:value="10061" calcext:value-type="float">
            <text:p>10061</text:p>
          </table:table-cell>
          <table:table-cell office:value-type="float" office:value="10109" calcext:value-type="float">
            <text:p>10109</text:p>
          </table:table-cell>
          <table:table-cell office:value-type="float" office:value="30150" calcext:value-type="float">
            <text:p>30150</text:p>
          </table:table-cell>
          <table:table-cell office:value-type="float" office:value="30502" calcext:value-type="float">
            <text:p>30502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9" calcext:value-type="float">
            <text:p>10129</text:p>
          </table:table-cell>
          <table:table-cell office:value-type="float" office:value="10128" calcext:value-type="float">
            <text:p>10128</text:p>
          </table:table-cell>
          <table:table-cell office:value-type="float" office:value="10309" calcext:value-type="float">
            <text:p>10309</text:p>
          </table:table-cell>
          <table:table-cell office:value-type="float" office:value="10323" calcext:value-type="float">
            <text:p>10323</text:p>
          </table:table-cell>
          <table:table-cell office:value-type="float" office:value="10291" calcext:value-type="float">
            <text:p>10291</text:p>
          </table:table-cell>
          <table:table-cell office:value-type="float" office:value="10320" calcext:value-type="float">
            <text:p>10320</text:p>
          </table:table-cell>
          <table:table-cell office:value-type="float" office:value="40413" calcext:value-type="float">
            <text:p>40413</text:p>
          </table:table-cell>
          <table:table-cell office:value-type="float" office:value="40507" calcext:value-type="float">
            <text:p>4050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80" calcext:value-type="float">
            <text:p>10080</text:p>
          </table:table-cell>
          <table:table-cell office:value-type="float" office:value="10083" calcext:value-type="float">
            <text:p>10083</text:p>
          </table:table-cell>
          <table:table-cell office:value-type="float" office:value="10063" calcext:value-type="float">
            <text:p>10063</text:p>
          </table:table-cell>
          <table:table-cell office:value-type="float" office:value="10079" calcext:value-type="float">
            <text:p>10079</text:p>
          </table:table-cell>
          <table:table-cell office:value-type="float" office:value="10082" calcext:value-type="float">
            <text:p>10082</text:p>
          </table:table-cell>
          <table:table-cell office:value-type="float" office:value="10147" calcext:value-type="float">
            <text:p>10147</text:p>
          </table:table-cell>
          <table:table-cell office:value-type="float" office:value="10241" calcext:value-type="float">
            <text:p>10241</text:p>
          </table:table-cell>
          <table:table-cell office:value-type="float" office:value="11217" calcext:value-type="float">
            <text:p>11217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Intel i7-4970k (integrated GPU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.00.0000</text:date>, <text:time style:data-style-name="N2" text:time-value="09:52:27.1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1S</meta:editing-duration>
    <meta:editing-cycles>8</meta:editing-cycles>
    <meta:generator>LibreOffice/4.2.4.2$Windows_x86 LibreOffice_project/63150712c6d317d27ce2db16eb94c2f3d7b699f8</meta:generator>
    <dc:date>2015-02-20T10:42:33.695000000</dc:date>
    <meta:document-statistic meta:table-count="4" meta:cell-count="212" meta:object-count="0"/>
    <meta:user-defined meta:name="Info 1"/>
    <meta:user-defined meta:name="Info 2"/>
    <meta:user-defined meta:name="Info 3"/>
    <meta:user-defined meta:name="Info 4"/>
  </office:meta>
</office:document-meta>
</file>